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O9075.decode( QName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SO9075.encode( char c , StringBuffer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SO9075.encode( String nam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7">
            <text:p text:style-name="Table_20_Contents">7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ISO9075.encode( QName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SO9075.decode(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ISO9075.ISO907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SO9075.encodePath( String pat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ISO9075.needsEscaping( String name , int locatio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2">
            <text:p text:style-name="Table_20_Contents">22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